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0876D503F6B039577C8.png" manifest:media-type="image/png"/>
  <manifest:file-entry manifest:full-path="Pictures/10000001000002770000013D1A4958E3281E726C.png" manifest:media-type="image/png"/>
  <manifest:file-entry manifest:full-path="Pictures/10000001000002E1000000A6BED511B2A54C4E8B.png" manifest:media-type="image/png"/>
  <manifest:file-entry manifest:full-path="Pictures/10000001000002C10000008611F99649F12CCE9A.png" manifest:media-type="image/png"/>
  <manifest:file-entry manifest:full-path="Pictures/10000001000002C100000086390C26F0BD65D6C4.png" manifest:media-type="image/png"/>
  <manifest:file-entry manifest:full-path="Pictures/100000010000027000000089F22E73F376DCA5B3.png" manifest:media-type="image/png"/>
  <manifest:file-entry manifest:full-path="Pictures/10000001000002DA00000067411760A184D6F02C.png" manifest:media-type="image/png"/>
  <manifest:file-entry manifest:full-path="Pictures/1000000100000385000000CB85E54E2BE97E5DD0.png" manifest:media-type="image/png"/>
  <manifest:file-entry manifest:full-path="Pictures/100000010000037A000000AD48407C6F2B973450.png" manifest:media-type="image/png"/>
  <manifest:file-entry manifest:full-path="Pictures/10000001000003C0000001243BD073F07ED815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c23" officeooo:paragraph-rsid="00153c23"/>
    </style:style>
    <style:style style:name="T1" style:family="text">
      <style:text-properties officeooo:rsid="00153c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emnt 4</text:span></text:p>
      <text:p text:style-name="Standard"/>
      <text:p text:style-name="P1">1.</text:p>
      <text:p text:style-name="Standard"/>
      <text:p text:style-name="Standard"><draw:frame draw:style-name="fr1" draw:name="Image1" text:anchor-type="char" svg:width="17cm" svg:height="5.17cm" draw:z-index="0"><draw:image xlink:href="Pictures/10000001000003C0000001243BD073F07ED815AC.png" xlink:type="simple" xlink:show="embed" xlink:actuate="onLoad" draw:mime-type="image/png"/></draw:frame><text:tab/></text:p>
      <text:p text:style-name="Standard"/>
      <text:p text:style-name="P1">2.</text:p>
      <text:p text:style-name="P1"/>
      <text:p text:style-name="P1"><draw:frame draw:style-name="fr1" draw:name="Image2" text:anchor-type="char" svg:width="17cm" svg:height="3.304cm" draw:z-index="1"><draw:image xlink:href="Pictures/100000010000037A000000AD48407C6F2B973450.png" xlink:type="simple" xlink:show="embed" xlink:actuate="onLoad" draw:mime-type="image/png"/></draw:frame><text:tab/></text:p>
      <text:p text:style-name="P1">3.</text:p>
      <text:p text:style-name="P1"/>
      <text:p text:style-name="P1"><draw:frame draw:style-name="fr1" draw:name="Image3" text:anchor-type="char" svg:width="17cm" svg:height="3.829cm" draw:z-index="2"><draw:image xlink:href="Pictures/1000000100000385000000CB85E54E2BE97E5DD0.png" xlink:type="simple" xlink:show="embed" xlink:actuate="onLoad" draw:mime-type="image/png"/></draw:frame><text:tab/></text:p>
      <text:p text:style-name="P1">4.</text:p>
      <text:p text:style-name="P1"/>
      <text:p text:style-name="P1"/>
      <text:p text:style-name="P1"/>
      <text:p text:style-name="P1"><draw:frame draw:style-name="fr1" draw:name="Image4" text:anchor-type="char" svg:width="17cm" svg:height="2.397cm" draw:z-index="3"><draw:image xlink:href="Pictures/10000001000002DA00000067411760A184D6F02C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><text:soft-page-break/><text:tab/></text:p>
      <text:p text:style-name="P1">5.</text:p>
      <text:p text:style-name="P1"/>
      <text:p text:style-name="P1"><draw:frame draw:style-name="fr1" draw:name="Image5" text:anchor-type="char" svg:width="17cm" svg:height="3.23cm" draw:z-index="4"><draw:image xlink:href="Pictures/10000001000002C100000086390C26F0BD65D6C4.png" xlink:type="simple" xlink:show="embed" xlink:actuate="onLoad" draw:mime-type="image/png"/></draw:frame><text:tab/></text:p>
      <text:p text:style-name="P1"/>
      <text:p text:style-name="P1">6.</text:p>
      <text:p text:style-name="P1"/>
      <text:p text:style-name="P1"><draw:frame draw:style-name="fr1" draw:name="Image6" text:anchor-type="char" svg:width="17cm" svg:height="3.23cm" draw:z-index="5"><draw:image xlink:href="Pictures/10000001000002C10000008611F99649F12CCE9A.png" xlink:type="simple" xlink:show="embed" xlink:actuate="onLoad" draw:mime-type="image/png"/></draw:frame><text:tab/></text:p>
      <text:p text:style-name="P1"/>
      <text:p text:style-name="P1">7.</text:p>
      <text:p text:style-name="P1"/>
      <text:p text:style-name="P1"><draw:frame draw:style-name="fr1" draw:name="Image7" text:anchor-type="char" svg:width="17cm" svg:height="3.828cm" draw:z-index="6"><draw:image xlink:href="Pictures/10000001000002E1000000A6BED511B2A54C4E8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8.</text:p>
      <text:p text:style-name="P1"/>
      <text:p text:style-name="P1"><draw:frame draw:style-name="fr2" draw:name="Image8" text:anchor-type="char" svg:width="16.695cm" svg:height="8.387cm" draw:z-index="7"><draw:image xlink:href="Pictures/10000001000002770000013D1A4958E3281E726C.png" xlink:type="simple" xlink:show="embed" xlink:actuate="onLoad" draw:mime-type="image/png"/></draw:frame><text:tab/></text:p>
      <text:p text:style-name="P1"/>
      <text:p text:style-name="P1">9.</text:p>
      <text:p text:style-name="P1"><text:tab/></text:p>
      <text:p text:style-name="P1"><draw:frame draw:style-name="fr2" draw:name="Image9" text:anchor-type="char" svg:width="16.51cm" svg:height="3.625cm" draw:z-index="8"><draw:image xlink:href="Pictures/100000010000027000000089F22E73F376DCA5B3.png" xlink:type="simple" xlink:show="embed" xlink:actuate="onLoad" draw:mime-type="image/png"/></draw:frame><text:tab/></text:p>
      <text:p text:style-name="P1"/>
      <text:p text:style-name="P1">10.</text:p>
      <text:p text:style-name="P1"/>
      <text:p text:style-name="P1"><draw:frame draw:style-name="fr1" draw:name="Image10" text:anchor-type="char" svg:width="17cm" svg:height="2.653cm" draw:z-index="9"><draw:image xlink:href="Pictures/1000000100000361000000876D503F6B039577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1:00:22.781440368</meta:creation-date>
    <dc:date>2023-12-09T21:21:54.228595682</dc:date>
    <meta:editing-duration>PT21M31S</meta:editing-duration>
    <meta:editing-cycles>1</meta:editing-cycles>
    <meta:generator>LibreOffice/7.3.7.2$Linux_X86_64 LibreOffice_project/30$Build-2</meta:generator>
    <meta:document-statistic meta:table-count="0" meta:image-count="10" meta:object-count="0" meta:page-count="3" meta:paragraph-count="22" meta:word-count="12" meta:character-count="49" meta:non-whitespace-character-count="32"/>
  </office:meta>
</office:document-meta>
</file>